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kipListWriter.setProxOutput( IndexOutput prox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kipListWriter.setSkipData( int doc , boolean storePayloads , int payload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kipListWriter.resetSki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kipListWriter.DefaultSkipListWriter( int skipInterval , int numberOfSkipLevels , int docCount , IndexOutput freqOutput , IndexOutput prox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kipListWriter.setFreqOutput( IndexOutput freq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kipListWriter.writeSkipData( int level , IndexOutput skip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